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" style:family="graphic" style:parent-style-name="objectwithoutfill">
      <style:graphic-properties draw:stroke="solid" draw:stroke-dash="Fine_20_Dashed_20__28_var_29_" svg:stroke-width="0.102cm" draw:marker-start-width="0.352cm" draw:marker-end="Arrow" draw:marker-end-width="0.452cm" draw:fill="none" draw:fill-color="#0084d1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0084d1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4c4c4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3.81cm" svg:x="2.397cm" svg:y="7.731cm">
          <text:p text:style-name="P1">File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3223.351918661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4.064cm" svg:height="3.81cm" svg:x="2.27cm" svg:y="12.684cm">
          <text:p text:style-name="P1">File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3223.351918661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4.064cm" svg:height="3.81cm" svg:x="2.524cm" svg:y="2.778cm">
          <text:p text:style-name="P1">File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3223.351918661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5.588cm" svg:height="2.032cm" svg:x="10.017cm" svg:y="4.302cm">
          <text:p text:style-name="P1">stats coll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461cm" svg:y1="4.683cm" svg:x2="10.017cm" svg:y2="5.191cm">
          <text:p/>
        </draw:line>
        <draw:line draw:style-name="gr3" draw:text-style-name="P1" draw:layer="layout" svg:x1="6.334cm" svg:y1="14.716cm" svg:x2="10.906cm" svg:y2="6.207cm">
          <text:p/>
        </draw:line>
        <draw:line draw:style-name="gr3" draw:text-style-name="P1" draw:layer="layout" svg:x1="6.334cm" svg:y1="9.255cm" svg:x2="10.271cm" svg:y2="5.699cm">
          <text:p/>
        </draw:line>
        <draw:custom-shape draw:style-name="gr4" draw:text-style-name="P1" draw:layer="layout" svg:width="4.318cm" svg:height="2.286cm" svg:x="10.779cm" svg:y="9.709cm">
          <text:p text:style-name="P1">carb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2.684cm" svg:y1="6.334cm" svg:x2="12.684cm" svg:y2="9.763cm">
          <text:p/>
        </draw:line>
        <draw:custom-shape draw:style-name="gr5" draw:text-style-name="P1" draw:layer="layout" svg:width="4.572cm" svg:height="2.54cm" svg:x="14.843cm" svg:y="14.154cm">
          <text:p text:style-name="P1">whisp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1" draw:layer="layout" svg:x1="12.938cm" svg:y1="11.995cm" svg:x2="16.494cm" svg:y2="14.281cm">
          <text:p/>
        </draw:line>
        <draw:custom-shape draw:style-name="gr4" draw:text-style-name="P1" draw:layer="layout" svg:width="4.318cm" svg:height="2.286cm" svg:x="19.288cm" svg:y="9.582cm">
          <text:p text:style-name="P1">graph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7.981cm" svg:y1="14.149cm" svg:x2="21.193cm" svg:y2="11.922cm">
          <text:p/>
        </draw:line>
        <draw:line draw:style-name="gr3" draw:text-style-name="P1" draw:layer="layout" svg:x1="21.32cm" svg:y1="9.509cm" svg:x2="21.32cm" svg:y2="6.715cm">
          <text:p/>
        </draw:line>
        <draw:custom-shape draw:style-name="gr6" draw:text-style-name="P2" draw:layer="layout" svg:width="4.064cm" svg:height="2.54cm" svg:x="19.415cm" svg:y="4.175cm">
          <text:p text:style-name="P1"><text:span text:style-name="T1">dashboard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Meffie</meta:initial-creator>
    <meta:creation-date>2015-08-18T22:08:12</meta:creation-date>
    <dc:date>2015-08-19T22:23:25</dc:date>
    <dc:creator>Michael Meffie</dc:creator>
    <meta:editing-duration>PT7M24S</meta:editing-duration>
    <meta:editing-cycles>2</meta:editing-cycles>
    <meta:generator>LibreOffice/3.5$Linux_X86_64 LibreOffice_project/350m1$Build-2</meta:generator>
    <meta:document-statistic meta:object-count="15"/>
  </office:meta>
</office:document-meta>
</file>